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a6099" draw:fill="none" draw:textarea-horizontal-align="justify" draw:textarea-vertical-align="middle" draw:auto-grow-height="false" fo:min-height="1.655cm" fo:min-width="5.422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5.773cm" fo:min-width="5.422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4.503cm" fo:min-width="5.422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5.014cm" fo:min-width="5.422cm"/>
      <style:paragraph-properties style:writing-mode="lr-tb"/>
    </style:style>
    <style:style style:name="gr5" style:family="graphic" style:parent-style-name="standard">
      <style:graphic-properties draw:marker-end="Arrowheads_20_2" draw:textarea-vertical-align="middle"/>
    </style:style>
    <style:style style:name="gr6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988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1.804cm" fo:min-width="5.422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4.635cm" fo:min-width="5.422cm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2.925cm" fo:min-width="5.422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6.735cm" fo:min-width="5.422cm"/>
      <style:paragraph-properties style:writing-mode="lr-tb"/>
    </style:style>
    <style:style style:name="P1" style:family="paragraph">
      <style:paragraph-properties fo:text-align="center"/>
      <style:text-properties fo:font-weight="bold"/>
    </style:style>
    <style:style style:name="P2" style:family="paragraph">
      <loext:graphic-properties draw:fill="none"/>
      <style:paragraph-properties fo:text-align="center"/>
      <style:text-properties fo:font-weight="bold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922cm" svg:height="1.905cm" svg:x="1cm" svg:y="1cm">
          <text:p text:style-name="P1">Site Us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5.922cm" svg:height="6.023cm" svg:x="1cm" svg:y="2.905cm">
          <text:list text:style-name="L1">
            <text:list-item>
              <text:p text:style-name="P3"><text:span text:style-name="T1">User ID</text:span></text:p>
            </text:list-item>
            <text:list-item>
              <text:p text:style-name="P3">First name</text:p>
            </text:list-item>
            <text:list-item>
              <text:p text:style-name="P3">Last name</text:p>
            </text:list-item>
            <text:list-item>
              <text:p text:style-name="P3">Email</text:p>
            </text:list-item>
            <text:list-item>
              <text:p text:style-name="P3">Phone</text:p>
            </text:list-item>
            <text:list-item>
              <text:p text:style-name="P3">Is Admin</text:p>
            </text:list-item>
            <text:list-item>
              <text:p text:style-name="P3">Password Hash</text:p>
            </text:list-item>
            <text:list-item>
              <text:p text:style-name="P3">Reset Token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5.922cm" svg:height="1.905cm" svg:x="9.801cm" svg:y="1cm">
          <text:p text:style-name="P1">Member Payme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4" draw:id="id4" draw:layer="layout" svg:width="5.922cm" svg:height="4.753cm" svg:x="9.801cm" svg:y="2.905cm">
          <text:list text:style-name="L1">
            <text:list-item>
              <text:p text:style-name="P3"><text:span text:style-name="T1">Payment ID</text:span></text:p>
            </text:list-item>
            <text:list-item>
              <text:p text:style-name="P3"><text:span text:style-name="T2">User ID</text:span></text:p>
            </text:list-item>
            <text:list-item>
              <text:p text:style-name="P3">Date Paid</text:p>
            </text:list-item>
            <text:list-item>
              <text:p text:style-name="P3">Expiration Date</text:p>
            </text:list-item>
            <text:list-item>
              <text:p text:style-name="P3">Dollar Amount</text:p>
            </text:list-item>
            <text:list-item>
              <text:p text:style-name="P3">Max Family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5.922cm" svg:height="1.905cm" svg:x="9.881cm" svg:y="9.881cm">
          <text:p text:style-name="P1">Membership Card Holde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5.922cm" svg:height="5.264cm" svg:x="9.881cm" svg:y="11.819cm">
          <text:list text:style-name="L1">
            <text:list-item>
              <text:p text:style-name="P3"><text:span text:style-name="T1">Card ID</text:span></text:p>
            </text:list-item>
            <text:list-item>
              <text:p text:style-name="P3"><text:span text:style-name="T2">User ID</text:span></text:p>
            </text:list-item>
            <text:list-item>
              <text:p text:style-name="P3"><text:span text:style-name="T2">Payment ID</text:span><text:span text:style-name="T3"> (Empty ID Indicates Non-member)</text:span></text:p>
            </text:list-item>
            <text:list-item>
              <text:p text:style-name="P3">Holder Name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5" draw:layer="layout" svg:x1="6.922cm" svg:y1="1.953cm" svg:x2="9.801cm" svg:y2="1.953cm" draw:start-shape="id1" draw:start-glue-point="7" draw:end-shape="id2" draw:end-glue-point="5" svg:d="M6922 1953h2879" svg:viewBox="0 0 2880 1">
          <text:p/>
        </draw:connector>
        <draw:connector draw:style-name="gr5" draw:text-style-name="P5" draw:layer="layout" draw:line-skew="-0.069cm" svg:x1="6.922cm" svg:y1="1.953cm" svg:x2="9.881cm" svg:y2="10.834cm" draw:start-shape="id1" draw:start-glue-point="7" draw:end-shape="id3" draw:end-glue-point="5" svg:d="M6922 1953h1411v8881h1548" svg:viewBox="0 0 2960 8882">
          <text:p/>
        </draw:connector>
        <draw:connector draw:style-name="gr6" draw:text-style-name="P6" draw:layer="layout" draw:type="line" svg:x1="12.842cm" svg:y1="9.881cm" svg:x2="12.762cm" svg:y2="7.658cm" draw:start-shape="id3" draw:start-glue-point="4" draw:end-shape="id4" draw:end-glue-point="6" svg:d="M12842 9881l-80-2223" svg:viewBox="0 0 81 2224">
          <text:p text:style-name="P5"/>
        </draw:connector>
        <draw:frame draw:style-name="gr7" draw:text-style-name="P7" draw:layer="layout" svg:width="6.488cm" svg:height="0.962cm" svg:x="12.955cm" svg:y="8.255cm">
          <draw:text-box>
            <text:p>Payment Validation</text:p>
          </draw:text-box>
        </draw:frame>
        <draw:custom-shape draw:style-name="gr1" draw:text-style-name="P2" xml:id="id5" draw:id="id5" draw:layer="layout" svg:width="5.922cm" svg:height="1.905cm" svg:x="1.009cm" svg:y="18.977cm">
          <text:p text:style-name="P1">Class Listing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" draw:layer="layout" svg:width="5.922cm" svg:height="12.054cm" svg:x="1.009cm" svg:y="20.882cm">
          <text:list text:style-name="L1">
            <text:list-item>
              <text:p text:style-name="P3"><text:span text:style-name="T1">Class ID</text:span></text:p>
            </text:list-item>
            <text:list-item>
              <text:p text:style-name="P3">Class Name</text:p>
            </text:list-item>
            <text:list-item>
              <text:p text:style-name="P3">Photo File Data</text:p>
            </text:list-item>
            <text:list-item>
              <text:p text:style-name="P3">Default Seat Count</text:p>
            </text:list-item>
            <text:list-item>
              <text:p text:style-name="P3">Default Location</text:p>
            </text:list-item>
            <text:list-item>
              <text:p text:style-name="P3">Is Enrollment Paused</text:p>
            </text:list-item>
            <text:list-item>
              <text:p text:style-name="P3">Member Enrollment Open Date</text:p>
            </text:list-item>
            <text:list-item>
              <text:p text:style-name="P3">Non-Member Enrollment Open Date (if Allowed)</text:p>
            </text:list-item>
            <text:list-item>
              <text:p text:style-name="P3">Enrollment Length (days)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5.922cm" svg:height="1.905cm" svg:x="9.78cm" svg:y="18.966cm">
          <text:p text:style-name="P1">Class Sectio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xml:id="id6" draw:id="id6" draw:layer="layout" svg:width="5.922cm" svg:height="4.885cm" svg:x="9.791cm" svg:y="20.871cm">
          <text:list text:style-name="L1">
            <text:list-item>
              <text:p text:style-name="P3"><text:span text:style-name="T1">Section ID</text:span></text:p>
            </text:list-item>
            <text:list-item>
              <text:p text:style-name="P3"><text:span text:style-name="T4">Class ID</text:span></text:p>
            </text:list-item>
            <text:list-item>
              <text:p text:style-name="P3"><text:span text:style-name="T4">Instructor User ID</text:span></text:p>
            </text:list-item>
            <text:list-item>
              <text:p text:style-name="P3">Seat Count</text:p>
            </text:list-item>
            <text:list-item>
              <text:p text:style-name="P3">Location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line-skew="-0.703cm" svg:x1="6.931cm" svg:y1="19.93cm" svg:x2="9.791cm" svg:y2="23.314cm" draw:start-shape="id5" draw:start-glue-point="7" draw:end-shape="id6" draw:end-glue-point="5" svg:d="M6931 19930h727v3384h2133" svg:viewBox="0 0 2861 3385">
          <text:p/>
        </draw:connector>
        <draw:custom-shape draw:style-name="gr1" draw:text-style-name="P2" xml:id="id7" draw:id="id7" draw:layer="layout" svg:width="5.922cm" svg:height="1.905cm" svg:x="18.246cm" svg:y="12.081cm">
          <text:p text:style-name="P1">Class Seat Holde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4" xml:id="id9" draw:id="id9" draw:layer="layout" svg:width="5.922cm" svg:height="3.175cm" svg:x="18.246cm" svg:y="13.986cm">
          <text:list text:style-name="L1">
            <text:list-item>
              <text:p text:style-name="P3"><text:span text:style-name="T1">Seat Hold ID</text:span></text:p>
            </text:list-item>
            <text:list-item>
              <text:p text:style-name="P3"><text:span text:style-name="T4">Card ID</text:span></text:p>
            </text:list-item>
            <text:list-item>
              <text:p text:style-name="P3"><text:span text:style-name="T4">Section ID</text:span></text:p>
            </text:list-item>
            <text:list-item>
              <text:p text:style-name="P3"><text:span text:style-name="T5">Date Enrolled</text:span></text:p>
            </text:list-item>
          </text:list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5" draw:text-style-name="P5" draw:layer="layout" draw:line-skew="0.131cm" svg:x1="15.803cm" svg:y1="10.834cm" svg:x2="18.246cm" svg:y2="13.034cm" draw:start-shape="id3" draw:start-glue-point="7" draw:end-shape="id7" draw:end-glue-point="5" svg:d="M15803 10834h1353v2200h1090" svg:viewBox="0 0 2444 2201">
          <text:p/>
        </draw:connector>
        <draw:connector draw:style-name="gr5" draw:text-style-name="P5" draw:layer="layout" svg:x1="15.702cm" svg:y1="19.919cm" svg:x2="18.246cm" svg:y2="15.574cm" draw:start-shape="id8" draw:start-glue-point="7" draw:end-shape="id9" draw:end-glue-point="5" svg:d="M15702 19919h1272v-4345h1272" svg:viewBox="0 0 2545 4346">
          <text:p/>
        </draw:connector>
        <draw:connector draw:style-name="gr5" draw:text-style-name="P5" draw:layer="layout" draw:line-skew="-0.058cm" svg:x1="6.922cm" svg:y1="1.953cm" svg:x2="9.78cm" svg:y2="19.919cm" draw:start-shape="id1" draw:start-glue-point="7" draw:end-shape="id8" draw:end-glue-point="5" svg:d="M6922 1953h1371v17966h1487" svg:viewBox="0 0 2859 17967">
          <text:p/>
        </draw:connector>
        <draw:custom-shape draw:style-name="gr1" draw:text-style-name="P2" xml:id="id10" draw:id="id10" draw:layer="layout" svg:width="5.922cm" svg:height="1.905cm" svg:x="18.235cm" svg:y="18.988cm">
          <text:p text:style-name="P1">Class Schedu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4" draw:layer="layout" svg:width="5.922cm" svg:height="6.985cm" svg:x="18.246cm" svg:y="20.893cm">
          <text:list text:style-name="L1">
            <text:list-item>
              <text:p text:style-name="P3"><text:span text:style-name="T1">Section Schedule ID</text:span></text:p>
            </text:list-item>
            <text:list-item>
              <text:p text:style-name="P3"><text:span text:style-name="T4">Section ID</text:span></text:p>
            </text:list-item>
            <text:list-item>
              <text:p text:style-name="P3"><text:span text:style-name="T4">Instructor User</text:span></text:p>
            </text:list-item>
            <text:list-item>
              <text:p text:style-name="P3">Start Date</text:p>
            </text:list-item>
            <text:list-item>
              <text:p text:style-name="P3">Recurrence (in Days)</text:p>
            </text:list-item>
            <text:list-item>
              <text:p text:style-name="P3">Number of Occurrences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5" draw:layer="layout" svg:x1="15.702cm" svg:y1="19.919cm" svg:x2="18.235cm" svg:y2="19.941cm" draw:start-shape="id8" draw:start-glue-point="7" draw:end-shape="id10" draw:end-glue-point="5" svg:d="M15702 19919h1267v22h1266" svg:viewBox="0 0 2534 23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91cm" fo:margin-bottom="0.991cm" fo:margin-left="0.991cm" fo:margin-right="0.99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23T08:50:18.937000000</meta:creation-date>
    <dc:date>2022-02-23T14:11:55.018000000</dc:date>
    <meta:editing-duration>PT5H21M26S</meta:editing-duration>
    <meta:editing-cycles>23</meta:editing-cycles>
    <meta:generator>LibreOffice/7.3.0.3$Windows_X86_64 LibreOffice_project/0f246aa12d0eee4a0f7adcefbf7c878fc2238db3</meta:generator>
    <meta:document-statistic meta:object-count="23"/>
  </office:meta>
</office:document-meta>
</file>